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16f" officeooo:paragraph-rsid="0005c16f"/>
    </style:style>
    <style:style style:name="P2" style:family="paragraph" style:parent-style-name="Standard">
      <style:text-properties officeooo:rsid="0007054a" officeooo:paragraph-rsid="0007054a"/>
    </style:style>
    <style:style style:name="P3" style:family="paragraph" style:parent-style-name="Standard">
      <style:text-properties officeooo:rsid="0007cf1e" officeooo:paragraph-rsid="0007cf1e"/>
    </style:style>
    <style:style style:name="P4" style:family="paragraph" style:parent-style-name="Standard">
      <style:text-properties officeooo:rsid="0007054a" officeooo:paragraph-rsid="0007054a"/>
    </style:style>
    <style:style style:name="T1" style:family="text">
      <style:text-properties officeooo:rsid="0007054a"/>
    </style:style>
    <style:style style:name="T2" style:family="text">
      <style:text-properties officeooo:rsid="000943c1"/>
    </style:style>
    <style:style style:name="T3" style:family="text">
      <style:text-properties officeooo:rsid="0009a90b"/>
    </style:style>
    <style:style style:name="T4" style:family="text">
      <style:text-properties officeooo:rsid="000a9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 Hospital municipal HM actualmente no tiene un Sistema de Información y desea adquirir</text:p>
      <text:p text:style-name="Standard">uno para llevar a cabo sus procesos de Ingresos de pacientes, Emergencias, Consultas</text:p>
      <text:p text:style-name="Standard">médicas, Laboratorios, Pagos, entre otros.</text:p>
      <text:p text:style-name="Standard"/>
      <text:p text:style-name="P1">Decidir Reuniones <text:span text:style-name="T1">y tiempos de trabajo</text:span></text:p>
      <text:p text:style-name="P1"/>
      <text:p text:style-name="P2">objetivos:</text:p>
      <text:p text:style-name="P2"/>
      <text:p text:style-name="P2">1 Crear ingreso de pacientes</text:p>
      <text:p text:style-name="P2">2 Emergencias</text:p>
      <text:p text:style-name="P2">3 Consultas medicas</text:p>
      <text:p text:style-name="P2">4 Laboratorios</text:p>
      <text:p text:style-name="P2">5 Pagos</text:p>
      <text:p text:style-name="P3">6 Mejorar logo</text:p>
      <text:p text:style-name="P2"/>
      <text:p text:style-name="P2">Investigar que es un sistema de informacion</text:p>
      <text:p text:style-name="P2">Investigar como trabaja un hospital</text:p>
      <text:p text:style-name="P2"/>
      <text:p text:style-name="P2"/>
      <text:p text:style-name="P2">Investigar como <text:span text:style-name="T2">c</text:span>rear ingreso de pacientes</text:p>
      <text:p text:style-name="P2">Como se trabaja en Emergencias</text:p>
      <text:p text:style-name="P2">Investigar sobre Consultas medicas</text:p>
      <text:p text:style-name="P2">Investigar sobre Laboratorios, a cual laboratorio ira cada caso <text:span text:style-name="T3">y automatizar dicho proceso, </text:span><text:span text:style-name="T4">Terminar el proceso del laboratorio cuando el encargado precione un boton de hecho y pasar la tarea a otro encargado si es necesario</text:span></text:p>
      <text:p text:style-name="P2"/>
      <text:p text:style-name="P2">api de paypall para realizar pag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0:15:00.727000000</meta:creation-date>
    <dc:date>2023-05-03T08:36:41.142000000</dc:date>
    <meta:editing-duration>PT58M7S</meta:editing-duration>
    <meta:editing-cycles>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8" meta:word-count="125" meta:character-count="800" meta:non-whitespace-character-count="693"/>
  </office:meta>
</office:document-meta>
</file>